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</style:style>
    <style:style style:name="T1" style:family="text">
      <style:text-properties fo:color="#000000" fo:font-size="44pt" fo:language="hu" fo:country="HU" style:font-size-asian="44pt" style:language-asian="hu" style:country-asian="HU" style:font-size-complex="44pt" style:language-complex="hu" style:country-complex="HU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wind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7.144cm" svg:height="9.525cm" svg:x="5.953cm" svg:y="1.931cm" draw:page-number="1" presentation:class="page"/>
          <draw:frame presentation:style-name="pr1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egoe UI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name-asian="Tahoma1" style:font-family-asian="Tahoma" style:font-pitch-asian="variable" style:font-size-asian="28pt" style:font-style-asian="normal" style:font-weight-asian="normal" style:font-name-complex="Tahoma1" style:font-family-complex="Tahoma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Tahoma1" style:font-family-asian="Tahoma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97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9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color="#898989" fo:font-size="12pt" fo:language="en" fo:country="US" style:font-name-asian="Segoe UI" style:font-size-asian="12pt" style:language-asian="en" style:country-asian="US" style:font-name-complex="Segoe UI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42cm" svg:height="3.157cm" svg:x="1.27cm" svg:y="0.762cm" presentation:class="title" presentation:placeholder="true">
        <draw:text-box/>
      </draw:frame>
      <draw:frame presentation:style-name="Default-outline1" draw:layer="backgroundobjects" svg:width="22.842cm" svg:height="12.554cm" svg:x="1.27cm" svg:y="4.445cm" presentation:class="outline" presentation:placeholder="true">
        <draw:text-box/>
      </draw:frame>
      <draw:frame draw:style-name="Mgr3" draw:text-style-name="MP6" draw:layer="backgroundobjects" svg:width="5.909cm" svg:height="0.996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09cm" svg:height="0.996cm" svg:x="18.202cm" svg:y="17.657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cm" svg:height="34.687cm" svg:x="-32.773cm" svg:y="-32.77cm" presentation:class="page"/>
        <draw:frame presentation:style-name="Default-notes" draw:layer="backgroundobjects" svg:width="15.222cm" svg:height="11.412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window</dc:title>
    <meta:initial-creator>vmiklos</meta:initial-creator>
    <meta:creation-date>2019-05-24T10:10:14.045168000</meta:creation-date>
    <dc:date>2019-05-24T10:36:43.074359000</dc:date>
    <meta:editing-cycles>5</meta:editing-cycles>
    <meta:editing-duration>PT14M16S</meta:editing-duration>
    <meta:document-statistic meta:object-count="24"/>
    <meta:generator>LibreOfficeDev/6.3.0.0.alpha1$Linux_X86_64 LibreOffice_project/ab6960fcf7e461bf0b31ed93f4a44dafd50137f9</meta:generator>
  </office:meta>
</office:document-meta>
</file>